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CE000000899D34DBA8.jpg" manifest:media-type="image/jpeg"/>
  <manifest:file-entry manifest:full-path="Pictures/100000010000009500000022C7177F3F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8.987cm" fo:margin-left="0.048cm" fo:margin-top="0cm" fo:margin-bottom="0cm" table:align="left" style:writing-mode="lr-tb"/>
    </style:style>
    <style:style style:name="Таблица3.A" style:family="table-column">
      <style:table-column-properties style:column-width="0.951cm"/>
    </style:style>
    <style:style style:name="Таблица3.B" style:family="table-column">
      <style:table-column-properties style:column-width="8.546cm"/>
    </style:style>
    <style:style style:name="Таблица3.D" style:family="table-column">
      <style:table-column-properties style:column-width="8.539cm"/>
    </style:style>
    <style:style style:name="Таблица3.1" style:family="table-row">
      <style:table-row-properties style:min-row-height="3.491cm" fo:keep-together="auto"/>
    </style:style>
    <style:style style:name="Таблица3.A1" style:family="table-cell">
      <style:table-cell-properties fo:padding-left="0.012cm" fo:padding-right="0.012cm" fo:padding-top="0cm" fo:padding-bottom="0cm" fo:border="0.75pt solid #000000" style:writing-mode="lr-tb"/>
    </style:style>
    <style:style style:name="Таблица3.D1" style:family="table-cell">
      <style:table-cell-properties fo:padding-left="0.012cm" fo:padding-right="0.012cm" fo:padding-top="0cm" fo:padding-bottom="0cm" fo:border-left="0.75pt solid #000000" fo:border-right="0.25pt solid #000000" fo:border-top="0.75pt solid #000000" fo:border-bottom="0.75pt solid #000000" style:writing-mode="lr-tb"/>
    </style:style>
    <style:style style:name="Таблица3.2" style:family="table-row">
      <style:table-row-properties style:min-row-height="1.321cm" fo:keep-together="auto"/>
    </style:style>
    <style:style style:name="Таблица3.3" style:family="table-row">
      <style:table-row-properties style:min-row-height="1.295cm" fo:keep-together="auto"/>
    </style:style>
    <style:style style:name="Таблица3.4" style:family="table-row">
      <style:table-row-properties style:min-row-height="1.744cm" fo:keep-together="auto"/>
    </style:style>
    <style:style style:name="Таблица3.6" style:family="table-row">
      <style:table-row-properties style:min-row-height="2.194cm" fo:keep-together="auto"/>
    </style:style>
    <style:style style:name="Таблица2" style:family="table">
      <style:table-properties style:width="19.253cm" table:align="margins" style:writing-mode="lr-tb"/>
    </style:style>
    <style:style style:name="Таблица2.A" style:family="table-column">
      <style:table-column-properties style:column-width="12.695cm" style:rel-column-width="4491*"/>
    </style:style>
    <style:style style:name="Таблица2.B" style:family="table-column">
      <style:table-column-properties style:column-width="6.558cm" style:rel-column-width="232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134cm" fo:margin-right="0.335cm" fo:margin-top="0.143cm" fo:margin-bottom="0cm" style:contextual-spacing="false" fo:line-height="101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088cm" fo:margin-bottom="0cm" style:contextual-spacing="false"/>
      <style:text-properties fo:font-size="13.5pt" fo:font-weight="bold" style:font-size-asian="13.5pt" style:font-weight-asian="bold"/>
    </style:style>
    <style:style style:name="P4" style:family="paragraph" style:parent-style-name="Standard">
      <style:paragraph-properties fo:margin-left="0.136cm" fo:margin-right="0.335cm" fo:line-height="0.425cm" fo:text-align="center" style:justify-single-word="false"/>
    </style:style>
    <style:style style:name="P5" style:family="paragraph" style:parent-style-name="Text_20_body">
      <style:paragraph-properties fo:margin-left="0.136cm" fo:margin-right="0.335cm" fo:line-height="0.36cm" fo:text-align="center" style:justify-single-word="false"/>
    </style:style>
    <style:style style:name="P6" style:family="paragraph" style:parent-style-name="Text_20_body">
      <style:paragraph-properties fo:margin-left="0.136cm" fo:margin-right="0.335cm" fo:line-height="0.36cm" fo:text-align="center" style:justify-single-word="false"/>
      <style:text-properties fo:language="ru" fo:country="RU"/>
    </style:style>
    <style:style style:name="P7" style:family="paragraph" style:parent-style-name="Table_20_Paragraph">
      <style:paragraph-properties fo:margin-top="0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style:font-name="Microsoft Sans Serif" fo:font-size="10.5pt" style:letter-kerning="false" style:font-size-asian="10.5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Paragraph">
      <style:paragraph-properties fo:margin-top="0.279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style:font-name="Microsoft Sans Serif" fo:font-size="10.5pt" style:letter-kerning="false" style:font-size-asian="10.5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Paragraph">
      <style:paragraph-properties fo:margin-right="0.266cm" fo:margin-top="0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able_20_Paragraph">
      <style:paragraph-properties fo:margin-left="0.22cm" fo:margin-right="0.116cm" fo:margin-top="0.208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Paragraph">
      <style:paragraph-properties fo:margin-left="0.22cm" fo:margin-top="0.021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able_20_Paragraph">
      <style:paragraph-properties fo:margin-left="0.22cm" fo:margin-top="0.023cm" fo:margin-bottom="0cm" style:contextual-spacing="false" fo:line-height="0.425cm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able_20_Paragraph">
      <style:paragraph-properties fo:margin-left="0.22cm" fo:margin-top="0cm" fo:margin-bottom="0cm" style:contextual-spacing="false" fo:line-height="0.425cm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able_20_Paragraph">
      <style:paragraph-properties fo:margin-left="0.22cm" fo:margin-top="0.025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able_20_Paragraph">
      <style:paragraph-properties fo:margin-left="0.22cm" fo:margin-top="0.023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Paragraph">
      <style:paragraph-properties fo:margin-right="0.06cm" fo:margin-top="0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Paragraph">
      <style:paragraph-properties fo:margin-left="0.22cm" fo:margin-right="1.485cm" fo:margin-top="0.208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able_20_Paragraph">
      <style:paragraph-properties fo:margin-top="0.032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style:font-name="Microsoft Sans Serif" fo:font-size="10.5pt" style:letter-kerning="false" style:font-size-asian="10.5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Paragraph">
      <style:paragraph-properties fo:margin-left="0.22cm" fo:margin-right="0.116cm" fo:margin-top="0.208cm" fo:margin-bottom="0cm" style:contextual-spacing="false" fo:line-height="107%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Paragraph">
      <style:paragraph-properties fo:margin-left="0.22cm" fo:margin-top="0.208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Paragraph">
      <style:paragraph-properties fo:margin-top="0.005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style:font-name="Microsoft Sans Serif" fo:font-size="10.5pt" style:letter-kerning="false" style:font-size-asian="10.5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able_20_Paragraph">
      <style:paragraph-properties fo:margin-left="0.22cm" fo:margin-top="0.004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able_20_Paragraph">
      <style:paragraph-properties fo:margin-top="0.243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style:font-name="Microsoft Sans Serif" fo:font-size="10.5pt" style:letter-kerning="false" style:font-size-asian="10.5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Paragraph">
      <style:paragraph-properties fo:margin-left="0.22cm" fo:margin-top="0.03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able_20_Paragraph">
      <style:paragraph-properties fo:margin-top="0.037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style:font-name="Microsoft Sans Serif" fo:font-size="10.5pt" style:letter-kerning="false" style:font-size-asian="10.5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able_20_Paragraph">
      <style:paragraph-properties fo:margin-left="0.22cm" fo:margin-right="0.116cm" fo:margin-top="0.208cm" fo:margin-bottom="0cm" style:contextual-spacing="false" fo:line-height="106%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Paragraph">
      <style:paragraph-properties fo:margin-left="0.178cm" fo:margin-right="0.266cm" fo:margin-top="0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able_20_Paragraph">
      <style:paragraph-properties fo:margin-left="0.22cm" fo:margin-right="3.351cm" fo:margin-top="0.208cm" fo:margin-bottom="0cm" style:contextual-spacing="false" fo:line-height="106%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Paragraph">
      <style:paragraph-properties fo:margin-left="0.22cm" fo:margin-top="0cm" fo:margin-bottom="0cm" style:contextual-spacing="false" fo:line-height="0.395cm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Paragraph">
      <style:paragraph-properties fo:margin-left="0.3cm" fo:margin-top="0.212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able_20_Paragraph">
      <style:paragraph-properties fo:margin-left="0.22cm" fo:margin-right="0.303cm" fo:margin-top="0.208cm" fo:margin-bottom="0cm" style:contextual-spacing="false" fo:line-height="106%" fo:text-align="start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style:text-properties fo:font-size="11pt" fo:language="ru" fo:country="RU" officeooo:rsid="001ec172" officeooo:paragraph-rsid="001ec172" style:font-size-asian="11pt" style:font-size-complex="11pt"/>
    </style:style>
    <style:style style:name="P33" style:family="paragraph" style:parent-style-name="Table_20_Contents">
      <style:text-properties fo:font-size="11pt" officeooo:paragraph-rsid="001ec172" style:font-size-asian="11pt" style:font-size-complex="11pt"/>
    </style:style>
    <style:style style:name="P34" style:family="paragraph" style:parent-style-name="Table_20_Contents">
      <style:text-properties officeooo:paragraph-rsid="001ec172"/>
    </style:style>
    <style:style style:name="P35" style:family="paragraph" style:parent-style-name="Standard">
      <style:paragraph-properties fo:margin-left="-0.199cm" fo:margin-right="0cm" fo:text-indent="0.205cm" style:auto-text-indent="false" style:writing-mode="lr-tb"/>
      <style:text-properties officeooo:paragraph-rsid="001ec172"/>
    </style:style>
    <style:style style:name="P36" style:family="paragraph" style:parent-style-name="Standard">
      <style:paragraph-properties fo:margin-left="0cm" fo:margin-right="0cm" fo:text-indent="0cm" style:auto-text-indent="false" style:writing-mode="lr-tb"/>
      <style:text-properties fo:font-size="11pt" officeooo:paragraph-rsid="001ec172" style:font-size-asian="11pt" style:font-size-complex="11pt"/>
    </style:style>
    <style:style style:name="P37" style:family="paragraph" style:parent-style-name="Standard">
      <style:text-properties fo:font-size="11pt" fo:language="ru" fo:country="RU" officeooo:rsid="001ec172" officeooo:paragraph-rsid="001ec172" style:font-size-asian="11pt" style:font-size-complex="11pt"/>
    </style:style>
    <style:style style:name="T1" style:family="text">
      <style:text-properties fo:font-size="13.5pt" fo:font-weight="bold" style:font-size-asian="13.5pt" style:font-weight-asian="bold"/>
    </style:style>
    <style:style style:name="T2" style:family="text">
      <style:text-properties fo:font-size="13.5pt" fo:letter-spacing="-0.018cm" fo:font-weight="bold" style:font-size-asian="13.5pt" style:font-weight-asian="bold"/>
    </style:style>
    <style:style style:name="T3" style:family="text">
      <style:text-properties fo:font-size="13.5pt" fo:language="en" fo:country="US" fo:font-weight="bold" style:font-size-asian="13.5pt" style:font-weight-asian="bold" style:font-size-complex="13.5pt" style:font-weight-complex="bold"/>
    </style:style>
    <style:style style:name="T4" style:family="text">
      <style:text-properties fo:font-size="10.5pt" fo:font-weight="bold" style:font-size-asian="10.5pt" style:font-weight-asian="bold"/>
    </style:style>
    <style:style style:name="T5" style:family="text">
      <style:text-properties style:font-name="Microsoft Sans Serif" fo:font-size="10.5pt" style:font-size-asian="10.5pt"/>
    </style:style>
    <style:style style:name="T6" style:family="text">
      <style:text-properties style:font-name="Microsoft Sans Serif" fo:font-size="10.5pt" fo:letter-spacing="-0.002cm" style:font-size-asian="10.5pt"/>
    </style:style>
    <style:style style:name="T7" style:family="text">
      <style:text-properties fo:letter-spacing="-0.004cm" fo:language="ru" fo:country="RU"/>
    </style:style>
    <style:style style:name="T8" style:family="text">
      <style:text-properties fo:letter-spacing="-0.005cm"/>
    </style:style>
    <style:style style:name="T9" style:family="text">
      <style:text-properties fo:letter-spacing="-0.004cm"/>
    </style:style>
    <style:style style:name="T10" style:family="text">
      <style:text-properties fo:language="ru" fo:country="RU"/>
    </style:style>
    <style:style style:name="T11" style:family="text">
      <style:text-properties style:font-name="Microsoft Sans Serif" fo:font-size="10.5pt" fo:letter-spacing="-0.018cm" style:font-size-asian="10.5pt"/>
    </style:style>
    <style:style style:name="T12" style:family="text">
      <style:text-properties fo:font-size="10.5pt" fo:letter-spacing="-0.026cm" fo:font-weight="bold" style:font-size-asian="10.5pt" style:font-weight-asian="bold"/>
    </style:style>
    <style:style style:name="T13" style:family="text">
      <style:text-properties fo:font-size="10.5pt" fo:letter-spacing="-0.025cm" fo:font-weight="bold" style:font-size-asian="10.5pt" style:font-weight-asian="bold"/>
    </style:style>
    <style:style style:name="T14" style:family="text">
      <style:text-properties fo:font-size="10.5pt" fo:letter-spacing="0.076cm" fo:font-weight="bold" style:font-size-asian="10.5pt" style:font-weight-asian="bold"/>
    </style:style>
    <style:style style:name="T15" style:family="text">
      <style:text-properties fo:font-size="10.5pt" style:font-size-asian="10.5pt"/>
    </style:style>
    <style:style style:name="T16" style:family="text">
      <style:text-properties fo:font-size="10.5pt" fo:letter-spacing="0.102cm" fo:font-weight="bold" style:font-size-asian="10.5pt" style:font-weight-asian="bold"/>
    </style:style>
    <style:style style:name="T17" style:family="text">
      <style:text-properties fo:font-size="10.5pt" fo:letter-spacing="-0.004cm" style:font-size-asian="10.5pt"/>
    </style:style>
    <style:style style:name="T18" style:family="text">
      <style:text-properties fo:font-size="10.5pt" fo:letter-spacing="0.083cm" fo:font-weight="bold" style:font-size-asian="10.5pt" style:font-weight-asian="bold"/>
    </style:style>
    <style:style style:name="T19" style:family="text">
      <style:text-properties style:font-name="Microsoft Sans Serif" fo:font-size="10.5pt" fo:letter-spacing="-0.005cm" style:font-size-asian="10.5pt"/>
    </style:style>
    <style:style style:name="T20" style:family="text">
      <style:text-properties style:font-name="Microsoft Sans Serif" fo:font-size="10.5pt" fo:letter-spacing="-0.007cm" style:font-size-asian="10.5pt"/>
    </style:style>
    <style:style style:name="T21" style:family="text">
      <style:text-properties fo:font-size="10.5pt" fo:letter-spacing="-0.004cm" fo:font-weight="bold" style:font-size-asian="10.5pt" style:font-weight-asian="bold"/>
    </style:style>
    <style:style style:name="T22" style:family="text">
      <style:text-properties style:font-name="Microsoft Sans Serif" fo:font-size="10.5pt" fo:letter-spacing="-0.009cm" style:font-size-asian="10.5pt"/>
    </style:style>
    <style:style style:name="T23" style:family="text">
      <style:text-properties fo:font-size="10.5pt" fo:letter-spacing="-0.023cm" fo:font-weight="bold" style:font-size-asian="10.5pt" style:font-weight-asian="bold"/>
    </style:style>
    <style:style style:name="T24" style:family="text">
      <style:text-properties fo:font-size="10.5pt" fo:letter-spacing="0.071cm" fo:font-weight="bold" style:font-size-asian="10.5pt" style:font-weight-asian="bold"/>
    </style:style>
    <style:style style:name="T25" style:family="text">
      <style:text-properties fo:font-size="10.5pt" fo:letter-spacing="0.088cm" fo:font-weight="bold" style:font-size-asian="10.5pt" style:font-weight-asian="bold"/>
    </style:style>
    <style:style style:name="T26" style:family="text">
      <style:text-properties style:font-name="Microsoft Sans Serif" fo:font-size="10.5pt" fo:letter-spacing="0.092cm" style:font-size-asian="10.5pt"/>
    </style:style>
    <style:style style:name="T27" style:family="text">
      <style:text-properties fo:font-size="10.5pt" fo:letter-spacing="0.06cm" fo:font-weight="bold" style:font-size-asian="10.5pt" style:font-weight-asian="bold"/>
    </style:style>
    <style:style style:name="T28" style:family="text">
      <style:text-properties style:font-name="Microsoft Sans Serif" fo:font-size="10.5pt" fo:letter-spacing="-0.004cm" style:font-size-asian="10.5pt"/>
    </style:style>
    <style:style style:name="T29" style:family="text">
      <style:text-properties fo:font-size="10.5pt" fo:letter-spacing="-0.016cm" fo:font-weight="bold" style:font-size-asian="10.5pt" style:font-weight-asian="bold"/>
    </style:style>
    <style:style style:name="T30" style:family="text">
      <style:text-properties fo:font-size="10.5pt" fo:letter-spacing="-0.012cm" fo:font-weight="bold" style:font-size-asian="10.5pt" style:font-weight-asian="bold"/>
    </style:style>
    <style:style style:name="T31" style:family="text">
      <style:text-properties fo:font-size="10.5pt" fo:letter-spacing="-0.007cm" fo:font-weight="bold" style:font-size-asian="10.5pt" style:font-weight-asian="bold"/>
    </style:style>
    <style:style style:name="T32" style:family="text">
      <style:text-properties fo:font-size="10.5pt" fo:letter-spacing="-0.005cm" fo:font-weight="bold" style:font-size-asian="10.5pt" style:font-weight-asian="bold"/>
    </style:style>
    <style:style style:name="T33" style:family="text">
      <style:text-properties fo:font-size="10.5pt" fo:letter-spacing="0.09cm" fo:font-weight="bold" style:font-size-asian="10.5pt" style:font-weight-asian="bold"/>
    </style:style>
    <style:style style:name="T34" style:family="text">
      <style:text-properties fo:font-size="10.5pt" fo:letter-spacing="-0.009cm" fo:font-weight="bold" style:font-size-asian="10.5pt" style:font-weight-asian="bold"/>
    </style:style>
    <style:style style:name="T35" style:family="text">
      <style:text-properties fo:color="#000000" loext:opacity="100%" fo:language="en" fo:country="US" style:font-family-asian="'Times New Roman'" style:font-family-generic-asian="system" style:font-pitch-asian="variable" style:language-asian="ru" style:country-asian="RU"/>
    </style:style>
    <style:style style:name="T36" style:family="text">
      <style:text-properties fo:font-size="10.5pt" fo:letter-spacing="0.053cm" fo:font-weight="bold" style:font-size-asian="10.5pt" style:font-weight-asian="bold"/>
    </style:style>
    <style:style style:name="T37" style:family="text">
      <style:text-properties fo:font-size="10.5pt" fo:letter-spacing="0.092cm" fo:font-weight="bold" style:font-size-asian="10.5pt" style:font-weight-asian="bold"/>
    </style:style>
    <style:style style:name="T38" style:family="text">
      <style:text-properties style:font-name="Microsoft Sans Serif" fo:font-size="10.5pt" style:font-size-asian="10.5pt" style:font-weight-complex="bold"/>
    </style:style>
    <style:style style:name="T39" style:family="text">
      <style:text-properties style:font-name="Microsoft Sans Serif" fo:font-size="10.5pt" fo:language="en" fo:country="US" style:font-size-asian="10.5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fo:letter-spacing="-0.007cm" style:font-size-asian="10pt" style:font-size-complex="10pt"/>
    </style:style>
    <style:style style:name="T43" style:family="text">
      <style:text-properties fo:font-size="10pt" fo:letter-spacing="-0.004cm" style:font-size-asian="10pt" style:font-size-complex="10pt"/>
    </style:style>
    <style:style style:name="T44" style:family="text">
      <style:text-properties fo:font-size="9pt" fo:font-weight="bold" style:font-size-asian="9pt" style:font-weight-asian="bold"/>
    </style:style>
    <style:style style:name="T45" style:family="text">
      <style:text-properties style:font-name="Microsoft Sans Serif" fo:font-size="9pt" fo:language="en" fo:country="US" style:font-size-asian="9pt"/>
    </style:style>
    <style:style style:name="T46" style:family="text">
      <style:text-properties fo:font-size="9pt" fo:letter-spacing="-0.007cm" fo:font-weight="bold" style:font-size-asian="9pt" style:font-weight-asian="bold"/>
    </style:style>
    <style:style style:name="T47" style:family="text">
      <style:text-properties fo:font-size="9pt" fo:letter-spacing="-0.005cm" fo:font-weight="bold" style:font-size-asian="9pt" style:font-weight-asian="bold"/>
    </style:style>
    <style:style style:name="T48" style:family="text">
      <style:text-properties fo:font-family="'Times New Roman'" style:font-family-generic="swiss" style:font-pitch="variable" fo:language="en" fo:country="US" style:font-family-complex="'Times New Roman'" style:font-family-generic-complex="system" style:font-pitch-complex="variable"/>
    </style:style>
    <style:style style:name="T49" style:family="text">
      <style:text-properties fo:color="#000000" loext:opacity="100%" fo:font-family="'Times New Roman'" style:font-family-generic="swiss" style:font-pitch="variable" fo:language="en" fo:country="US" style:font-name-asian="Calibri1" style:font-family-complex="'Times New Roman'" style:font-family-generic-complex="system" style:font-pitch-complex="variable"/>
    </style:style>
    <style:style style:name="T50" style:family="text">
      <style:text-properties fo:font-family="'Times New Roman'" style:font-family-generic="swiss" style:font-pitch="variable" fo:font-size="9pt" style:font-name-asian="Calibri1" style:font-size-asian="9pt" style:language-asian="ru" style:country-asian="RU" style:font-family-complex="'Times New Roman'" style:font-family-generic-complex="system" style:font-pitch-complex="variable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text:dont-balance-text-columns="true" style:editable="false">
        <style:columns fo:column-count="2">
          <style:column style:rel-width="42996*" fo:start-indent="0cm" fo:end-indent="0.617cm"/>
          <style:column style:rel-width="22539*" fo:start-indent="0.617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Ta’lim</text:span><text:span text:style-name="T2"> </text:span><text:span text:style-name="T1">olayotgan</text:span><text:span text:style-name="T2"> </text:span><text:span text:style-name="T1">shaxslar</text:span><text:span text:style-name="T2"> </text:span><text:span text:style-name="T1">uchun</text:span><text:span text:style-name="T2"> </text:span><text:span text:style-name="T1">mehnatga</text:span><text:span text:style-name="T2"> </text:span><text:span text:style-name="T1">layoqatsizlik</text:span><text:span text:style-name="T2"> </text:span><text:span text:style-name="T1">ma’lumotnomasi Ro’yhatga olingan sana: {{issue_date}}</text:span></text:p>
      <text:p text:style-name="P2" loext:marker-style-name="T3"><text:bookmark-start text:name="_Hlk213961290"/><text:span text:style-name="T3">{{doc_number}}</text:span><text:bookmark-end text:name="_Hlk213961290"/><text:span text:style-name="T3"/></text:p>
      <text:p text:style-name="P3" loext:marker-style-name="T1"/>
      <text:p text:style-name="P4" loext:marker-style-name="T4"><text:span text:style-name="T5">Tibbiy</text:span><text:span text:style-name="T6"> </text:span><text:span text:style-name="T5">muassasa nomi:</text:span><text:span text:style-name="T6"> </text:span><text:span text:style-name="T4">{{attached_medical_institution}}</text:span></text:p>
      <text:p text:style-name="P5" loext:marker-style-name="T7">(qaysi<text:span text:style-name="T8"> </text:span>muassasa<text:span text:style-name="T9"> </text:span>tomonidan<text:span text:style-name="T8"> </text:span><text:span text:style-name="T9">berilgan)</text:span></text:p>
      <text:p text:style-name="P6" loext:marker-style-name="T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Таблица3.1">
          <table:table-cell table:style-name="Таблица3.A1" office:value-type="string">
            <text:p text:style-name="P7" loext:marker-style-name="T5"/>
            <text:p text:style-name="P7" loext:marker-style-name="T5"/>
            <text:p text:style-name="P8" loext:marker-style-name="T5"/>
            <text:p text:style-name="P9" loext:marker-style-name="T5"><text:span text:style-name="T11">1</text:span></text:p>
          </table:table-cell>
          <table:table-cell table:style-name="Таблица3.A1" office:value-type="string">
            <text:p text:style-name="P10" loext:marker-style-name="T4"><text:span text:style-name="T4">Vaqtincha</text:span><text:span text:style-name="T12"> </text:span><text:span text:style-name="T4">mehnatga</text:span><text:span text:style-name="T12"> </text:span><text:span text:style-name="T4">layoqatsiz</text:span><text:span text:style-name="T13"> </text:span><text:span text:style-name="T4">fuqaro haqidagi ma’lumotlar:</text:span></text:p>
            <text:p text:style-name="P11" loext:marker-style-name="T5"><text:span text:style-name="T4">FISh:</text:span><text:span text:style-name="T14"> </text:span><text:span text:style-name="T15">{{patient_name}}</text:span></text:p>
            <text:p text:style-name="P12" loext:marker-style-name="T5"><text:span text:style-name="T4">Jinsi:</text:span><text:span text:style-name="T16"> </text:span><text:span text:style-name="T17">{{gender}}</text:span></text:p>
            <text:p text:style-name="P13" loext:marker-style-name="T15"><text:span text:style-name="T4">JShShIR:</text:span><text:span text:style-name="T16"> </text:span><text:span text:style-name="T17">{{jshshir}}</text:span></text:p>
            <text:p text:style-name="P14" loext:marker-style-name="T5"><text:span text:style-name="T4">Yoshi:</text:span><text:span text:style-name="T18"> </text:span><text:span text:style-name="T15">{{age}}</text:span><text:span text:style-name="T19"> </text:span><text:span text:style-name="T20">yosh</text:span></text:p>
            <text:p text:style-name="P15" loext:marker-style-name="T4"><text:span text:style-name="T4">Bemorga </text:span><text:span text:style-name="T21">qarindoshligi:</text:span></text:p>
          </table:table-cell>
          <table:table-cell table:style-name="Таблица3.A1" office:value-type="string">
            <text:p text:style-name="P7" loext:marker-style-name="T5"/>
            <text:p text:style-name="P7" loext:marker-style-name="T5"/>
            <text:p text:style-name="P8" loext:marker-style-name="T5"/>
            <text:p text:style-name="P16" loext:marker-style-name="T5"><text:span text:style-name="T22">1a</text:span></text:p>
          </table:table-cell>
          <table:table-cell table:style-name="Таблица3.D1" office:value-type="string">
            <text:p text:style-name="P17" loext:marker-style-name="T5"><text:span text:style-name="T4">Bemor</text:span><text:span text:style-name="T23"> </text:span><text:span text:style-name="T4">bola</text:span><text:span text:style-name="T23"> </text:span><text:span text:style-name="T4">haqidagi</text:span><text:span text:style-name="T23"> </text:span><text:span text:style-name="T4">ma’lumotlar: FISh:</text:span><text:span text:style-name="T24"> </text:span><text:span text:style-name="T5">-</text:span></text:p>
            <text:p text:style-name="P11" loext:marker-style-name="T5"><text:span text:style-name="T4">Jinsi:</text:span><text:span text:style-name="T16"> </text:span><text:span text:style-name="T11">-</text:span></text:p>
            <text:p text:style-name="P12" loext:marker-style-name="T5"><text:span text:style-name="T4">JShShIR:</text:span><text:span text:style-name="T16"> </text:span><text:span text:style-name="T11">-</text:span></text:p>
            <text:p text:style-name="P13" loext:marker-style-name="T5"><text:span text:style-name="T4">Yoshi:</text:span><text:span text:style-name="T25"> </text:span><text:span text:style-name="T5">-</text:span><text:span text:style-name="T26"> </text:span><text:span text:style-name="T20">yosh</text:span></text:p>
          </table:table-cell>
        </table:table-row>
        <table:table-row table:style-name="Таблица3.2">
          <table:table-cell table:style-name="Таблица3.A1" office:value-type="string">
            <text:p text:style-name="P18" loext:marker-style-name="T5"/>
            <text:p text:style-name="P9" loext:marker-style-name="T5"><text:span text:style-name="T11">2</text:span></text:p>
          </table:table-cell>
          <table:table-cell table:style-name="Таблица3.A1" office:value-type="string">
            <text:p text:style-name="P19" loext:marker-style-name="T15"><text:span text:style-name="T21">Yashash</text:span><text:span text:style-name="T23"> </text:span><text:span text:style-name="T21">manzili:</text:span><text:span text:style-name="T27"> </text:span><text:span text:style-name="T28">{{address}}</text:span></text:p>
          </table:table-cell>
          <table:table-cell table:style-name="Таблица3.A1" office:value-type="string">
            <text:p text:style-name="P18" loext:marker-style-name="T5"/>
            <text:p text:style-name="P9" loext:marker-style-name="T5"><text:span text:style-name="T11">3</text:span></text:p>
          </table:table-cell>
          <table:table-cell table:style-name="Таблица3.D1" office:value-type="string">
            <text:p text:style-name="P20" loext:marker-style-name="T4"><text:span text:style-name="T4">Ish/o`qish </text:span><text:span text:style-name="T21">joyi:</text:span></text:p>
          </table:table-cell>
        </table:table-row>
        <table:table-row table:style-name="Таблица3.3">
          <table:table-cell table:style-name="Таблица3.A1" office:value-type="string">
            <text:p text:style-name="P21" loext:marker-style-name="T5"/>
            <text:p text:style-name="P9" loext:marker-style-name="T5"><text:span text:style-name="T11">4</text:span></text:p>
          </table:table-cell>
          <table:table-cell table:style-name="Таблица3.A1" office:value-type="string">
            <text:p text:style-name="P20" loext:marker-style-name="T4"><text:span text:style-name="T4">Biriktirilgan tibbiy </text:span><text:span text:style-name="T21">muassasa:</text:span></text:p>
            <text:p text:style-name="P22" loext:marker-style-name="T15"><text:span text:style-name="T15">{{attached_medical_institution}}</text:span></text:p>
          </table:table-cell>
          <table:table-cell table:style-name="Таблица3.A1" office:value-type="string">
            <text:p text:style-name="P21" loext:marker-style-name="T5"/>
            <text:p text:style-name="P9" loext:marker-style-name="T5"><text:span text:style-name="T11">5</text:span></text:p>
          </table:table-cell>
          <table:table-cell table:style-name="Таблица3.D1" office:value-type="string">
            <text:p text:style-name="P20" loext:marker-style-name="T4"><text:span text:style-name="T4">Mehnatga layoqatsizlik </text:span><text:span text:style-name="T21">sababi:</text:span></text:p>
            <text:p text:style-name="P22" loext:marker-style-name="T5"><text:span text:style-name="T28">Kasallik</text:span></text:p>
          </table:table-cell>
        </table:table-row>
        <table:table-row table:style-name="Таблица3.4">
          <table:table-cell table:style-name="Таблица3.A1" office:value-type="string">
            <text:p text:style-name="P23" loext:marker-style-name="T5"/>
            <text:p text:style-name="P9" loext:marker-style-name="T5"><text:span text:style-name="T11">6</text:span></text:p>
          </table:table-cell>
          <table:table-cell table:style-name="Таблица3.A1" office:value-type="string">
            <text:p text:style-name="P20" loext:marker-style-name="T4"><text:span text:style-name="T4">Tashxis</text:span><text:span text:style-name="T29"> </text:span><text:span text:style-name="T4">(KXT-10</text:span><text:span text:style-name="T30"> </text:span><text:span text:style-name="T4">kodi</text:span><text:span text:style-name="T30"> </text:span><text:span text:style-name="T4">va</text:span><text:span text:style-name="T30"> </text:span><text:span text:style-name="T21">Nomi):</text:span></text:p>
            <text:p text:style-name="P24" loext:marker-style-name="T15"><text:span text:style-name="T5">{{diagnosis_icd10_code}}: {{diagnosis}}</text:span></text:p>
          </table:table-cell>
          <table:table-cell table:style-name="Таблица3.A1" office:value-type="string">
            <text:p text:style-name="P23" loext:marker-style-name="T5"/>
            <text:p text:style-name="P9" loext:marker-style-name="T5"><text:span text:style-name="T11">7</text:span></text:p>
          </table:table-cell>
          <table:table-cell table:style-name="Таблица3.D1" office:value-type="string">
            <text:p text:style-name="P20" loext:marker-style-name="T15"><text:span text:style-name="T4">Davolovchi</text:span><text:span text:style-name="T31"> </text:span><text:span text:style-name="T4">shifokor</text:span><text:span text:style-name="T32"> </text:span><text:span text:style-name="T4">FISH:</text:span><text:span text:style-name="T33"> </text:span><text:span text:style-name="T15">{{doctor_name}}</text:span></text:p>
            <text:p text:style-name="P15" loext:marker-style-name="T4"><text:span text:style-name="T4">Bo’lim boshlig’i (mas’ul shaxs) </text:span><text:span text:style-name="T21">FISH:</text:span></text:p>
            <text:p text:style-name="P22" loext:marker-style-name="T15"><text:span text:style-name="T17">{{department_head_name}}</text:span></text:p>
          </table:table-cell>
        </table:table-row>
        <table:table-row table:style-name="Таблица3.3">
          <table:table-cell table:style-name="Таблица3.A1" office:value-type="string">
            <text:p text:style-name="P21" loext:marker-style-name="T5"/>
            <text:p text:style-name="P9" loext:marker-style-name="T5"><text:span text:style-name="T11">8</text:span></text:p>
          </table:table-cell>
          <table:table-cell table:style-name="Таблица3.A1" office:value-type="string">
            <text:p text:style-name="P20" loext:marker-style-name="T4"><text:span text:style-name="T4">Yakuniy</text:span><text:span text:style-name="T34"> </text:span><text:span text:style-name="T4">tashxis</text:span><text:span text:style-name="T34"> </text:span><text:span text:style-name="T4">(Nomi</text:span><text:span text:style-name="T34"> </text:span><text:span text:style-name="T4">va</text:span><text:span text:style-name="T34"> </text:span><text:span text:style-name="T4">KXT-10</text:span><text:span text:style-name="T31"> </text:span><text:span text:style-name="T21">kodi):</text:span></text:p>
            <text:p text:style-name="P24" loext:marker-style-name="T15"><text:span text:style-name="T35">{{final_diagnosis_icd10_code}}: {{final_diagnosis}}</text:span></text:p>
          </table:table-cell>
          <table:table-cell table:style-name="Таблица3.A1" office:value-type="string">
            <text:p text:style-name="P21" loext:marker-style-name="T5"/>
            <text:p text:style-name="P9" loext:marker-style-name="T5"><text:span text:style-name="T11">9</text:span></text:p>
          </table:table-cell>
          <table:table-cell table:style-name="Таблица3.D1" office:value-type="string">
            <text:p text:style-name="P20" loext:marker-style-name="T4"><text:span text:style-name="T4">VMK raisining </text:span><text:span text:style-name="T21">FISH:</text:span></text:p>
          </table:table-cell>
        </table:table-row>
        <table:table-row table:style-name="Таблица3.6">
          <table:table-cell table:style-name="Таблица3.A1" office:value-type="string">
            <text:p text:style-name="P7" loext:marker-style-name="T5"/>
            <text:p text:style-name="P25" loext:marker-style-name="T5"/>
            <text:p text:style-name="P16" loext:marker-style-name="T5"><text:span text:style-name="T22">10</text:span></text:p>
          </table:table-cell>
          <table:table-cell table:style-name="Таблица3.A1" office:value-type="string">
            <text:p text:style-name="P26" loext:marker-style-name="T4"><text:span text:style-name="T4">Yuqumli kasallikka chalingan bemor bilan kontaktda</text:span><text:span text:style-name="T23"> </text:span><text:span text:style-name="T4">bo’lganligi</text:span><text:span text:style-name="T23"> </text:span><text:span text:style-name="T4">haqidagi</text:span><text:span text:style-name="T23"> </text:span><text:span text:style-name="T4">ma’lumotlar:</text:span></text:p>
            <text:p text:style-name="P26" loext:marker-style-name="T5">Yo’q</text:p>
          </table:table-cell>
          <table:table-cell table:style-name="Таблица3.A1" office:value-type="string">
            <text:p text:style-name="P7" loext:marker-style-name="T5"/>
            <text:p text:style-name="P25" loext:marker-style-name="T5"/>
            <text:p text:style-name="P27" loext:marker-style-name="T5"><text:span text:style-name="T22">11</text:span></text:p>
          </table:table-cell>
          <table:table-cell table:style-name="Таблица3.D1" office:value-type="string">
            <text:p text:style-name="P28" loext:marker-style-name="T4"><text:span text:style-name="T4">TIEK ma’lumotlari: Ko’rikdan</text:span><text:span text:style-name="T12"> </text:span><text:span text:style-name="T4">o’tgan</text:span><text:span text:style-name="T12"> </text:span><text:span text:style-name="T4">sanasi: </text:span><text:span text:style-name="T21">Xulosa:</text:span></text:p>
            <text:p text:style-name="P29" loext:marker-style-name="T4"><text:span text:style-name="T4">TIEK raisi </text:span><text:span text:style-name="T21">FISH:</text:span></text:p>
          </table:table-cell>
        </table:table-row>
        <table:table-row table:style-name="Таблица3.3">
          <table:table-cell table:style-name="Таблица3.A1" office:value-type="string">
            <text:p text:style-name="P21" loext:marker-style-name="T5"/>
            <text:p text:style-name="P16" loext:marker-style-name="T5"><text:span text:style-name="T22">12</text:span></text:p>
          </table:table-cell>
          <table:table-cell table:style-name="Таблица3.A1" office:value-type="string">
            <text:p text:style-name="P20" loext:marker-style-name="T5"><text:span text:style-name="T4">Tartib:</text:span><text:span text:style-name="T36"> </text:span><text:span text:style-name="T28">Ambulator</text:span></text:p>
            <text:p text:style-name="P15" loext:marker-style-name="T5"><text:span text:style-name="T4">Tartib</text:span><text:span text:style-name="T31"> </text:span><text:span text:style-name="T4">buzilganlik</text:span><text:span text:style-name="T32"> </text:span><text:span text:style-name="T4">to’g’risida</text:span><text:span text:style-name="T32"> </text:span><text:span text:style-name="T4">qaydlar:</text:span><text:span text:style-name="T37"> </text:span><text:span text:style-name="T11">-</text:span></text:p>
          </table:table-cell>
          <table:table-cell table:style-name="Таблица3.A1" office:value-type="string">
            <text:p text:style-name="P21" loext:marker-style-name="T5"/>
            <text:p text:style-name="P16" loext:marker-style-name="T5"><text:span text:style-name="T22">13</text:span></text:p>
          </table:table-cell>
          <table:table-cell table:style-name="Таблица3.D1" office:value-type="string">
            <text:p text:style-name="P20" loext:marker-style-name="T4"><text:span text:style-name="T4">Ishdan ozod etilgan </text:span><text:span text:style-name="T21">kunlar:</text:span></text:p>
            <text:p text:style-name="P24" loext:marker-style-name="T15"><text:span text:style-name="T15">{{days_off_period}}</text:span></text:p>
          </table:table-cell>
        </table:table-row>
        <table:table-row table:style-name="Таблица3.4">
          <table:table-cell table:style-name="Таблица3.A1" office:value-type="string">
            <text:p text:style-name="P23" loext:marker-style-name="T5"/>
            <text:p text:style-name="P16" loext:marker-style-name="T5"><text:span text:style-name="T22">14</text:span></text:p>
          </table:table-cell>
          <table:table-cell table:style-name="Таблица3.A1" office:value-type="string">
            <text:p text:style-name="P30" loext:marker-style-name="T38"><text:span text:style-name="T4">Vaqtincha</text:span><text:span text:style-name="T32"> </text:span><text:span text:style-name="T4">boshqa</text:span><text:span text:style-name="T21"> </text:span><text:span text:style-name="T4">ishga</text:span><text:span text:style-name="T32"> </text:span><text:span text:style-name="T4">o’tkazilsin:</text:span><text:span text:style-name="T25"> </text:span>Yo’q</text:p>
          </table:table-cell>
          <table:table-cell table:style-name="Таблица3.A1" office:value-type="string">
            <text:p text:style-name="P23" loext:marker-style-name="T5"/>
            <text:p text:style-name="P16" loext:marker-style-name="T5"><text:span text:style-name="T22">15</text:span></text:p>
          </table:table-cell>
          <table:table-cell table:style-name="Таблица3.D1" office:value-type="string">
            <text:p text:style-name="P31" loext:marker-style-name="T5"><text:span text:style-name="T4">Boshqa shahardan kelgan bemorga mehnatga</text:span><text:span text:style-name="T23"> </text:span><text:span text:style-name="T4">layoqatsizlik</text:span><text:span text:style-name="T23"> </text:span><text:span text:style-name="T4">varaqasini</text:span><text:span text:style-name="T23"> </text:span><text:span text:style-name="T4">berish uchun ruhsat etiladi:</text:span><text:span text:style-name="T24"> </text:span>Yo’q</text:p>
          </table:table-cell>
        </table:table-row>
        <table:table-row table:style-name="Таблица3.2">
          <table:table-cell table:style-name="Таблица3.A1" office:value-type="string">
            <text:p text:style-name="P18" loext:marker-style-name="T5"/>
            <text:p text:style-name="P16" loext:marker-style-name="T5"><text:span text:style-name="T22">16</text:span></text:p>
          </table:table-cell>
          <table:table-cell table:style-name="Таблица3.A1" office:value-type="string">
            <text:p text:style-name="P20" loext:marker-style-name="T4"><text:span text:style-name="T4">Ushbu ma’lumotnoma berilgan </text:span><text:span text:style-name="T21">muassasa:</text:span></text:p>
            <text:p text:style-name="P24" loext:marker-style-name="T39"><text:span text:style-name="T28">Oliygoh</text:span></text:p>
          </table:table-cell>
          <table:table-cell table:style-name="Таблица3.A1" office:value-type="string">
            <text:p text:style-name="P18" loext:marker-style-name="T5"/>
            <text:p text:style-name="P16" loext:marker-style-name="T5"><text:span text:style-name="T22">17</text:span></text:p>
          </table:table-cell>
          <table:table-cell table:style-name="Таблица3.D1" office:value-type="string">
            <text:p text:style-name="P20" loext:marker-style-name="T4"><text:span text:style-name="T4">Muassasa </text:span><text:span text:style-name="T21">nomi:</text:span></text:p>
          </table:table-cell>
        </table:table-row>
      </table:table>
      <text:section text:style-name="Sect1" text:name="TextSection">
        <text:p text:style-name="P32"/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33"><draw:frame draw:style-name="fr1" draw:name="Изображение1" text:anchor-type="char" svg:x="-0.049cm" svg:y="0.111cm" svg:width="2.522cm" svg:height="0.575cm" draw:z-index="1"><draw:image xlink:href="Pictures/100000010000009500000022C7177F3F.png" xlink:type="simple" xlink:show="embed" xlink:actuate="onLoad" draw:mime-type="image/png"/></draw:frame></text:p>
              <text:p text:style-name="P34"><text:span text:style-name="T40"><text:line-break/></text:span><text:span text:style-name="T41">Hujjat DMED Yagona tibbiy axborot tizimida yaratilgan. Hujjatning haqqoniyligini https://docs.dmed.uz</text:span><text:span text:style-name="T42"> </text:span><text:span text:style-name="T41">saytida</text:span><text:span text:style-name="T42"> </text:span><text:span text:style-name="T41">hujjatning</text:span><text:span text:style-name="T42"> </text:span><text:span text:style-name="T41">ID</text:span><text:span text:style-name="T42"> </text:span><text:span text:style-name="T41">kodini</text:span><text:span text:style-name="T42"> </text:span><text:span text:style-name="T41">kiritish,</text:span><text:span text:style-name="T42"> </text:span><text:span text:style-name="T41">yoki</text:span><text:span text:style-name="T42"> </text:span><text:span text:style-name="T41">QR-kod</text:span><text:span text:style-name="T42"> </text:span><text:span text:style-name="T41">orqali</text:span><text:span text:style-name="T42"> </text:span><text:span text:style-name="T41">tekshirish </text:span><text:span text:style-name="T43">mumkin </text:span></text:p>
              <text:p text:style-name="P34"><text:span text:style-name="T40"><text:line-break/></text:span><text:span text:style-name="T44">Hujjat ID: </text:span><text:span text:style-name="T45">{{uuid}}</text:span></text:p>
              <text:p text:style-name="P35"><text:span text:style-name="T44">Yaratish</text:span><text:span text:style-name="T46"> </text:span><text:span text:style-name="T44">sanasi:</text:span><text:span text:style-name="T47"> </text:span><text:span text:style-name="T48">{{issue_date}}</text:span></text:p>
            </table:table-cell>
            <table:table-cell table:style-name="Таблица2.B1" office:value-type="string">
              <text:p text:style-name="P36"><text:span text:style-name="T49">{{pin_code}}</text:span><text:span text:style-name="T50">{{qr_code}}</text:span></text:p>
            </table:table-cell>
          </table:table-row>
        </table:table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loext:hyphenation-keep-line="true" style:writing-mode="lr-tb"/>
      <style:text-properties style:font-name="Arial1" fo:font-family="Arial" style:font-family-generic="swiss" style:font-pitch="variable" fo:language="ms" fo:country="MY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style:font-name="Microsoft Sans Serif" fo:font-family="'Microsoft Sans Serif'" style:font-family-generic="swiss" style:font-pitch="variable" fo:font-size="9pt" style:font-name-asian="Microsoft Sans Serif1" style:font-family-asian="'Microsoft Sans Serif'" style:font-family-generic-asian="system" style:font-pitch-asian="variable" style:font-size-asian="9pt" style:font-name-complex="Microsoft Sans Serif1" style:font-family-complex="'Microsoft Sans Serif'" style:font-family-generic-complex="system" style:font-pitch-complex="variable" style:font-size-complex="9pt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next-style-name="Text_20_body" loext:linked-style-name="Заголовок_20_Знак" style:class="chapter">
      <style:paragraph-properties fo:margin-left="0.005cm" fo:margin-top="0.146cm" fo:margin-bottom="0cm" style:contextual-spacing="false"/>
      <style:text-properties fo:font-size="26pt" fo:font-weight="bold" style:font-size-asian="26pt" style:font-weight-asian="bold" style:font-size-complex="26pt" style:font-weight-complex="bold"/>
    </style:style>
    <style:style style:name="Index_20_Heading" style:display-name="Index Heading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Колонтитулы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Arial1" fo:font-family="Arial" style:font-family-generic="swiss" style:font-pitch="variable" fo:language="ms" fo:country="MY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1" fo:font-family="Arial" style:font-family-generic="swiss" style:font-pitch="variable" fo:language="ms" fo:country="MY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Microsoft Sans Serif" fo:font-family="'Microsoft Sans Serif'" style:font-family-generic="swiss" style:font-pitch="variable" fo:font-size="9pt" fo:language="ms" fo:country="MY" style:font-name-asian="Microsoft Sans Serif1" style:font-family-asian="'Microsoft Sans Serif'" style:font-family-generic-asian="system" style:font-pitch-asian="variable" style:font-size-asian="9pt" style:font-name-complex="Microsoft Sans Serif1" style:font-family-complex="'Microsoft Sans Serif'" style:font-family-generic-complex="system" style:font-pitch-complex="variable" style:font-size-complex="9pt"/>
    </style:style>
    <style:style style:name="Заголовок_20_Знак" style:display-name="Заголовок Знак" style:family="text" style:parent-style-name="Default_20_Paragraph_20_Font">
      <style:text-properties style:font-name="Arial1" fo:font-family="Arial" style:font-family-generic="swiss" style:font-pitch="variable" fo:font-size="26pt" fo:language="ms" fo:country="MY" fo:font-weight="bold" style:font-name-asian="Arial2" style:font-family-asian="Arial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1" style:family="table">
      <style:table-properties style:width="19.225cm" fo:margin-left="0.009cm" fo:margin-top="0cm" fo:margin-bottom="0cm" table:align="left" style:writing-mode="lr-tb"/>
    </style:style>
    <style:style style:name="Таблица1.A" style:family="table-column">
      <style:table-column-properties style:column-width="7.493cm"/>
    </style:style>
    <style:style style:name="Таблица1.B" style:family="table-column">
      <style:table-column-properties style:column-width="5.323cm"/>
    </style:style>
    <style:style style:name="Таблица1.C" style:family="table-column">
      <style:table-column-properties style:column-width="6.408cm"/>
    </style:style>
    <style:style style:name="Таблица1.1" style:family="table-row">
      <style:table-row-properties style:min-row-height="1.23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.212cm" fo:margin-bottom="0.212cm" style:contextual-spacing="false" fo:text-align="center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hyphenation-ladder-count="no-limit" fo:hyphenation-keep="auto" loext:hyphenation-keep-type="column" loext:hyphenation-keep-line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text-properties fo:language="ru" fo:country="RU"/>
    </style:style>
    <style:style style:name="MT1" style:family="text">
      <style:text-properties fo:language="en" fo:country="US"/>
    </style:style>
    <style:style style:name="MT2" style:family="text">
      <style:text-properties fo:language="en" fo:country="US" fo:font-weight="bold" style:font-weight-asian="bold" style:font-weight-complex="bold"/>
    </style:style>
    <style:style style:name="MT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ru" fo:country="RU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cm" fo:margin-bottom="0.494cm" fo:margin-left="0.998cm" fo:margin-right="0.75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28cm" fo:margin-left="0cm" fo:margin-right="0cm" fo:margin-bottom="2.82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2"><text:s text:c="169"/></text:span><text:span text:style-name="MT2"/>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 loext:marker-style-name="MT3"><text:span text:style-name="MT4">О</text:span><text:span text:style-name="MT3">'zbekiston Respublikasi Sog'liqni saqlash vazirligi<text:line-break/></text:span><text:span text:style-name="MT5">{{attached_medical_institution}}</text:span></text:p>
            </table:table-cell>
            <table:table-cell table:style-name="Таблица1.A1" office:value-type="string">
              <text:p text:style-name="MP2" loext:marker-style-name="MT1"><draw:frame draw:style-name="Mfr1" draw:name="Рисунок 2" text:anchor-type="as-char" svg:width="2.672cm" svg:height="1.778cm" draw:z-index="0"><draw:image xlink:href="Pictures/10000000000000CE000000899D34DBA8.jpg" xlink:type="simple" xlink:show="embed" xlink:actuate="onLoad" draw:mime-type="image/jpeg"/></draw:frame></text:p>
            </table:table-cell>
            <table:table-cell table:style-name="Таблица1.A1" office:value-type="string">
              <text:p text:style-name="MP3" loext:marker-style-name="MT1"/>
            </table:table-cell>
          </table:table-row>
        </table:table>
        <text:p text:style-name="MP4" loext:marker-style-name="MT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MED</dc:title>
    <meta:initial-creator>DMED</meta:initial-creator>
    <meta:editing-cycles>12</meta:editing-cycles>
    <meta:creation-date>2025-11-20T10:59:00</meta:creation-date>
    <dc:date>2025-11-21T00:09:57.609683000</dc:date>
    <dc:language>ru-RU</dc:language>
    <meta:editing-duration>PT1H13M2S</meta:editing-duration>
    <meta:generator>LibreOffice/25.8.3.2$Windows_X86_64 LibreOffice_project/8ca8d55c161d602844f5428fa4b58097424e324e</meta:generator>
    <meta:document-statistic meta:table-count="3" meta:image-count="2" meta:object-count="0" meta:page-count="1" meta:paragraph-count="66" meta:word-count="197" meta:character-count="1853" meta:non-whitespace-character-count="1548"/>
    <meta:user-defined meta:name="AppVersion">16.0000</meta:user-defined>
    <meta:user-defined meta:name="Created" meta:value-type="date">2025-11-01T00:00:00</meta:user-defined>
    <meta:user-defined meta:name="Creator">Mozilla/5.0 (Windows NT 10.0; Win64; x64) AppleWebKit/537.36 (KHTML, like Gecko) Chrome/141.0.0.0 Safari/537.36</meta:user-defined>
    <meta:user-defined meta:name="LastSaved" meta:value-type="date">2025-11-04T00:00:00</meta:user-defined>
    <meta:user-defined meta:name="Producer" meta:value-type="string">Skia/PDF m141</meta:user-defined>
    <meta:template xlink:type="simple" xlink:actuate="onRequest" xlink:title="Normal.dotm" xlink:href=""/>
  </office:meta>
</office:document-meta>
</file>